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Heading_20_3">
      <style:text-properties fo:font-weight="normal" officeooo:paragraph-rsid="0015db4f" style:font-weight-asian="normal" style:font-weight-complex="normal"/>
    </style:style>
    <style:style style:name="P3" style:family="paragraph" style:parent-style-name="Heading_20_3">
      <style:text-properties officeooo:paragraph-rsid="0015db4f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5db4f" officeooo:paragraph-rsid="0015db4f"/>
    </style:style>
    <style:style style:name="P7" style:family="paragraph" style:parent-style-name="Text_20_body">
      <style:text-properties fo:font-weight="normal" officeooo:paragraph-rsid="0015db4f" style:font-weight-asian="normal" style:font-weight-complex="normal"/>
    </style:style>
    <style:style style:name="P8" style:family="paragraph" style:parent-style-name="Text_20_body">
      <style:text-properties officeooo:paragraph-rsid="0015db4f"/>
    </style:style>
    <style:style style:name="T1" style:family="text">
      <style:text-properties officeooo:rsid="0015db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b4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2. Señalar las <text:span text:style-name="Strong_20_Emphasis">palabras clave</text:span> (requisitos, competencias, habilidades).</text:p>
      <text:p text:style-name="P6">Requisitos</text:p>
      <text:p text:style-name="Text_20_body">Grado Medio en Sistemas Microinformáticos </text:p>
      <text:p text:style-name="Text_20_body">Instalación y mantenimiento de redes </text:p>
      <text:p text:style-name="P6">Experiencia en soporte de usuarios</text:p>
      <text:p text:style-name="P6">Valorables:</text:p>
      <text:p text:style-name="P6">Paquete office</text:p>
      <text:p text:style-name="P6">Ingles Medio</text:p>
      <text:p text:style-name="P6">Carnet B y disponibilidad</text:p>
      <text:p text:style-name="Text_20_body">3. Revisar si el CV de Javier responde bien a esa oferta o qué le falta.</text:p>
      <text:list xml:id="list3353431447" text:style-name="L1">
        <text:list-item>
          <text:p text:style-name="P5">¿Qué requisitos cumple correctamente?</text:p>
        </text:list-item>
      </text:list>
      <text:p text:style-name="Text_20_body"><text:span text:style-name="T3">Tiene el </text:span><text:span text:style-name="Strong_20_Emphasis"><text:span text:style-name="T3">Grado Medio en Sistemas Microinformáticos y Redes</text:span></text:span><text:span text:style-name="T3"> </text:span></text:p>
      <text:p text:style-name="Text_20_body"><text:span text:style-name="T3">Ha hecho </text:span><text:span text:style-name="Strong_20_Emphasis"><text:span text:style-name="T3">prácticas de soporte a usuarios y redes locales</text:span></text:span><text:span text:style-name="T3"> </text:span></text:p>
      <text:list xml:id="list215217426069514" text:continue-numbering="true" text:style-name="L1">
        <text:list-item>
          <text:p text:style-name="P5">¿Qué debería mejorar o cambiar para adaptarse mejor a esta oferta?</text:p>
        </text:list-item>
      </text:list>
      <text:p text:style-name="Text_20_body">Sus competencias sociales están muy poco detalladas </text:p>
      <text:p text:style-name="Text_20_body"><text:span text:style-name="T3">No menciona </text:span><text:span text:style-name="Strong_20_Emphasis"><text:span text:style-name="T3">manejo de sistemas operativos Windows y Linux</text:span></text:span><text:span text:style-name="T3"> </text:span></text:p>
      <text:list xml:id="list215217020520066" text:continue-numbering="true" text:style-name="L1">
        <text:list-item>
          <text:p text:style-name="P5">¿Qué palabra clave no aparece reflejada en su CV pero sí en la oferta?</text:p>
        </text:list-item>
      </text:list>
      <text:p text:style-name="P6">Windows</text:p>
      <text:p text:style-name="P6">Paquete office</text:p>
      <text:p text:style-name="Text_20_body"/>
      <text:p text:style-name="Text_20_body">4. <text:span text:style-name="Strong_20_Emphasis">Reescribir una versión mejorada</text:span> del CV de Javier adaptada a una oferta de Técnico Informático</text:p>
      <text:p text:style-name="Text_20_body"><text:span text:style-name="Strong_20_Emphasis"><text:span text:style-name="T3">JAVIER MARTÍN PÉREZ </text:span></text:span><text:span text:style-name="Strong_20_Emphasis"><text:span text:style-name="T4">(La foto donde solo salga el)</text:span></text:span><text:span text:style-name="T3"><text:line-break/>Técnico en Sistemas Microinformáticos y Redes</text:span></text:p>
      <text:p text:style-name="P8"><text:span text:style-name="T3">C/ Mayor, 15 – Valencia<text:line-break/> 612 949 678<text:line-break/></text:span><text:a xlink:type="simple" xlink:href="mailto:JavierMartin@gmail.com" text:style-name="Internet_20_link" text:visited-style-name="Visited_20_Internet_20_Link"><text:span text:style-name="T4">JavierMartin</text:span><text:span text:style-name="T3">@gmail.com</text:span></text:a></text:p>
      <text:p text:style-name="P8"><text:span text:style-name="Strong_20_Emphasis"><text:span text:style-name="T3">Grado Medio en Sistemas Microinformáticos y Redes (2021–2025)</text:span></text:span><text:span text:style-name="T3"><text:line-break/>ES Informática Xwencia – Valencia</text:span></text:p>
      <text:p text:style-name="P8"><text:span text:style-name="Strong_20_Emphasis"><text:span text:style-name="T3">Bachillerato de Ciencias Sociales (2019–2021)</text:span></text:span><text:span text:style-name="T3"><text:line-break/>ES S. Vicente Ferrer – Valencia</text:span></text:p>
      <text:h text:style-name="P1" text:outline-level="3"><text:soft-page-break/></text:h>
      <text:h text:style-name="P1" text:outline-level="3">Experiencia profesional</text:h>
      <text:p text:style-name="P8"><text:span text:style-name="Strong_20_Emphasis"><text:span text:style-name="T3">Prácticas de Técnico en Sistemas – Netreputations (2023)</text:span></text:span></text:p>
      <text:p text:style-name="P8"><text:span text:style-name="T3">Instalación y configuración de equipos y redes locales.</text:span></text:p>
      <text:p text:style-name="P8"><text:span text:style-name="T3">Soporte a usuarios y resolución de incidencias.</text:span></text:p>
      <text:p text:style-name="P8"><text:span text:style-name="T3">Mantenimiento de sistemas informáticos.</text:span></text:p>
      <text:h text:style-name="P2" text:outline-level="3">Competencias técnicas</text:h>
      <text:h text:style-name="P2" text:outline-level="3">Instalación y mantenimiento de redes.</text:h>
      <text:h text:style-name="P3" text:outline-level="3"><text:span text:style-name="T3">Soporte técnico a usuarios.</text:span></text:h>
      <text:h text:style-name="P3" text:outline-level="3"><text:span text:style-name="T3"/></text:h>
      <text:h text:style-name="P3" text:outline-level="3"><text:span text:style-name="T3">Manejo de </text:span><text:span text:style-name="Strong_20_Emphasis"><text:span text:style-name="T3">Windows y Linux</text:span></text:span><text:span text:style-name="T3">.</text:span></text:h>
      <text:h text:style-name="P3" text:outline-level="3"><text:span text:style-name="T3">Conocimientos de </text:span><text:span text:style-name="Strong_20_Emphasis"><text:span text:style-name="T3">paquete Office</text:span></text:span><text:span text:style-name="T3">.</text:span></text:h>
      <text:h text:style-name="P2" text:outline-level="3">Competencias personales</text:h>
      <text:h text:style-name="P2" text:outline-level="3"/>
      <text:h text:style-name="P2" text:outline-level="3">Trabajo en equipo y comunicación con clientes.</text:h>
      <text:h text:style-name="P2" text:outline-level="3">Resolución de problemas.</text:h>
      <text:h text:style-name="P2" text:outline-level="3">Adaptabilidad y ganas de aprender.</text:h>
      <text:p text:style-name="P7"/>
      <text:h text:style-name="P2" text:outline-level="3">Otros datos de interés</text:h>
      <text:h text:style-name="P2" text:outline-level="3">Nivel intermedio de inglés.</text:h>
      <text:h text:style-name="P2" text:outline-level="3">Carnet de conducir B y disponibilidad para viajar.</text:h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6T21:37:24.483000000</meta:creation-date>
    <dc:date>2025-09-16T21:52:15.710000000</dc:date>
    <meta:editing-duration>PT14M52S</meta:editing-duration>
    <meta:editing-cycles>1</meta:editing-cycles>
    <meta:document-statistic meta:table-count="0" meta:image-count="0" meta:object-count="0" meta:page-count="2" meta:paragraph-count="41" meta:word-count="263" meta:character-count="1761" meta:non-whitespace-character-count="1533"/>
    <meta:generator>LibreOffice/7.5.0.3$Windows_X86_64 LibreOffice_project/c21113d003cd3efa8c53188764377a8272d9d6de</meta:generator>
  </office:meta>
</office:document-meta>
</file>